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ffff00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aragraph has no background.</text:p>
      <text:p text:style-name="P1">This is a background applied to a paragraph.</text:p>
      <text:p text:style-name="Standard">This paragraph has no backg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16T12:02:58</meta:creation-date>
    <dc:creator>Daniel Holmlund</dc:creator>
    <dc:date>2008-05-16T12:04:13</dc:date>
    <meta:editing-cycles>1</meta:editing-cycles>
    <meta:editing-duration>PT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8" meta:character-count="110"/>
  </office:meta>
</office:document-meta>
</file>